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Standard">
      <style:paragraph-properties fo:text-align="left" fo:margin-bottom="0.494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T1_3" style:family="text" style:parent-style-name="Default_20_Paragraph_20_Font"/>
    <style:style style:name="T1_4" style:family="text" style:parent-style-name="Default_20_Paragraph_20_Font"/>
    <style:style style:name="T1_5" style:family="text" style:parent-style-name="Default_20_Paragraph_20_Font"/>
    <style:style style:name="P2" style:family="paragraph" style:parent-style-name="Standard">
      <style:paragraph-properties fo:text-align="left" fo:margin-bottom="0.494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T2_3" style:family="text" style:parent-style-name="Default_20_Paragraph_20_Font"/>
    <style:style style:name="P3" style:family="paragraph" style:parent-style-name="Standard">
      <style:paragraph-properties fo:text-align="left" fo:margin-bottom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0" style:family="paragraph" style:parent-style-name="Standard">
      <style:paragraph-properties fo:text-align="left" fo:margin-bottom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margin-bottom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left" fo:margin-bottom="0.494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left" fo:margin-bottom="0.494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T13_3" style:family="text" style:parent-style-name="Default_20_Paragraph_20_Font"/>
    <style:style style:name="P14" style:family="paragraph" style:parent-style-name="Standard">
      <style:paragraph-properties fo:text-align="left" fo:margin-bottom="0.494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P16" style:family="paragraph" style:parent-style-name="Standard">
      <style:paragraph-properties fo:text-align="left" fo:margin-bottom="0.494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P17" style:family="paragraph" style:parent-style-name="Standard">
      <style:paragraph-properties fo:text-align="left" fo:margin-bottom="0.494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8" style:family="paragraph" style:parent-style-name="Standard">
      <style:paragraph-properties fo:text-align="left" fo:margin-bottom="0.494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P19" style:family="paragraph" style:parent-style-name="Standard">
      <style:paragraph-properties fo:text-align="left" fo:margin-bottom="0.494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T19_3" style:family="text" style:parent-style-name="Default_20_Paragraph_20_Font"/>
    <style:style style:name="T19_4" style:family="text" style:parent-style-name="Default_20_Paragraph_20_Font"/>
    <style:style style:name="T19_5" style:family="text" style:parent-style-name="Default_20_Paragraph_20_Font"/>
    <style:style style:name="Table1" style:family="table">
      <style:table-properties table:align="left" style:width="10.343cm" fo:margin-left="-0.053cm"/>
    </style:style>
    <style:style style:name="Column1" style:family="table-column">
      <style:table-column-properties style:column-width="4.868cm"/>
    </style:style>
    <style:style style:name="Column2" style:family="table-column">
      <style:table-column-properties style:column-width="5.42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0" style:family="paragraph" style:parent-style-name="Standard">
      <style:paragraph-properties fo:text-align="left" fo:margin-bottom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Cell2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1" style:family="paragraph" style:parent-style-name="Standard">
      <style:paragraph-properties fo:text-align="left" fo:margin-bottom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Cell4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3" style:family="paragraph" style:parent-style-name="Standard">
      <style:paragraph-properties fo:text-align="left" fo:margin-bottom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Row3" style:family="table-row">
      <style:table-row-properties style:min-row-height="0cm"/>
    </style:style>
    <style:style style:name="Cell5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Cell6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Row4" style:family="table-row">
      <style:table-row-properties style:min-row-height="0cm"/>
    </style:style>
    <style:style style:name="Cell7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6" style:family="paragraph" style:parent-style-name="Standard">
      <style:paragraph-properties fo:text-align="left" fo:margin-bottom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Cell8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7" style:family="paragraph" style:parent-style-name="Standard">
      <style:paragraph-properties fo:text-align="left" fo:margin-bottom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Row5" style:family="table-row">
      <style:table-row-properties style:min-row-height="0cm"/>
    </style:style>
    <style:style style:name="Cell9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8" style:family="paragraph" style:parent-style-name="Standard">
      <style:paragraph-properties fo:text-align="left" fo:margin-bottom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Cell10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Row6" style:family="table-row">
      <style:table-row-properties style:min-row-height="0cm"/>
    </style:style>
    <style:style style:name="Cell11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0" style:family="paragraph" style:parent-style-name="Standard">
      <style:paragraph-properties fo:text-align="left" fo:margin-bottom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Cell12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1" style:family="paragraph" style:parent-style-name="Standard">
      <style:paragraph-properties fo:text-align="left" fo:margin-bottom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Row7" style:family="table-row">
      <style:table-row-properties style:min-row-height="0cm"/>
    </style:style>
    <style:style style:name="Cell13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2" style:family="paragraph" style:parent-style-name="Standard">
      <style:paragraph-properties fo:text-align="left" fo:margin-bottom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Cell14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3" style:family="paragraph" style:parent-style-name="Standard">
      <style:paragraph-properties fo:text-align="left" fo:margin-bottom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Row8" style:family="table-row">
      <style:table-row-properties style:min-row-height="0cm"/>
    </style:style>
    <style:style style:name="Cell15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4" style:family="paragraph" style:parent-style-name="Standard">
      <style:paragraph-properties fo:text-align="left" fo:margin-bottom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Cell16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5" style:family="paragraph" style:parent-style-name="Standard">
      <style:paragraph-properties fo:text-align="left" fo:margin-bottom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Row9" style:family="table-row">
      <style:table-row-properties style:min-row-height="0cm"/>
    </style:style>
    <style:style style:name="Cell17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6" style:family="paragraph" style:parent-style-name="Standard">
      <style:paragraph-properties fo:text-align="left" fo:margin-bottom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Cell18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7" style:family="paragraph" style:parent-style-name="Standard">
      <style:paragraph-properties fo:text-align="left" fo:margin-bottom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Row10" style:family="table-row">
      <style:table-row-properties style:min-row-height="0cm"/>
    </style:style>
    <style:style style:name="Cell19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8" style:family="paragraph" style:parent-style-name="Standard">
      <style:paragraph-properties fo:text-align="left" fo:margin-bottom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Cell20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39" style:family="paragraph" style:parent-style-name="Standard">
      <style:paragraph-properties fo:text-align="left" fo:margin-bottom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Row11" style:family="table-row">
      <style:table-row-properties style:min-row-height="0cm"/>
    </style:style>
    <style:style style:name="Cell21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40" style:family="paragraph" style:parent-style-name="Standard">
      <style:paragraph-properties fo:text-align="left" fo:margin-bottom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Cell22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Row12" style:family="table-row">
      <style:table-row-properties style:min-row-height="0cm"/>
    </style:style>
    <style:style style:name="Cell23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42" style:family="paragraph" style:parent-style-name="Standard">
      <style:paragraph-properties fo:text-align="left" fo:margin-bottom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Cell24" style:family="table-cell">
      <style:table-cell-properties style:vertical-align="top" fo:padding-top="0.026cm" fo:border-top="#000000 0.026cm double" style:border-line-width-top="0.002cm 0.088cm 0.002cm" fo:padding-bottom="0.026cm" fo:border-bottom="#000000 0.026cm double" style:border-line-width-bottom="0.002cm 0.088cm 0.002cm" fo:padding-left="0.026cm" fo:border-left="#000000 0.026cm double" style:border-line-width-left="0.002cm 0.088cm 0.002cm" fo:padding-right="0.026cm" fo:border-right="#000000 0.026cm double" style:border-line-width-right="0.002cm 0.088cm 0.002cm"/>
    </style:style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P44" style:family="paragraph" style:parent-style-name="Standard"/>
    <style:style style:name="T44_1" style:family="text" style:parent-style-name="Default_20_Paragraph_20_Font"/>
  </office:automatic-styles>
  <office:body>
    <office:text>
      <text:p text:style-name="P1"><text:span text:style-name="T1_1">Peso<text:s/>(kg)          <text:s/>em<text:s/>16/08/07</text:span><text:span text:style-name="T1_2"> </text:span><text:span text:style-name="T1_3"><text:line-break/></text:span><text:span text:style-name="T1_4"> </text:span><text:span text:style-name="T1_5"><text:line-break/></text:span></text:p>
      <text:p text:style-name="P2"><text:span text:style-name="T2_1">Caixa<text:s/>01                                           <text:s/>Caixa<text:s/>02</text:span><text:span text:style-name="T2_2"> </text:span><text:span text:style-name="T2_3"><text:line-break/></text:span></text:p>
      <text:list text:style-name="LS1">
        <text:list-item>
          <text:p text:style-name="P3"><text:span text:style-name="T3_1">0,168                                        <text:s/>01-<text:s/>0,172</text:span><text:span text:style-name="T3_2"><text:s/></text:span></text:p>
        </text:list-item>
        <text:list-item>
          <text:p text:style-name="P4"><text:span text:style-name="T4_1">0,158                                        <text:s/>02-<text:s/>0,134</text:span><text:span text:style-name="T4_2"><text:s/></text:span></text:p>
        </text:list-item>
        <text:list-item>
          <text:p text:style-name="P5"><text:span text:style-name="T5_1">0,152                                        <text:s/>03-<text:s/>0,158</text:span><text:span text:style-name="T5_2"><text:s/></text:span></text:p>
        </text:list-item>
        <text:list-item>
          <text:p text:style-name="P6"><text:span text:style-name="T6_1">0,190                                        <text:s/>04-<text:s/>0,150</text:span><text:span text:style-name="T6_2"><text:s/></text:span></text:p>
        </text:list-item>
        <text:list-item>
          <text:p text:style-name="P7"><text:span text:style-name="T7_1">0.166                                        <text:s/>05-<text:s/>0,168</text:span><text:span text:style-name="T7_2"><text:s/></text:span></text:p>
        </text:list-item>
        <text:list-item>
          <text:p text:style-name="P8"><text:span text:style-name="T8_1">0,150                                        <text:s/>06-<text:s/>0,180</text:span><text:span text:style-name="T8_2"><text:s/></text:span></text:p>
        </text:list-item>
        <text:list-item>
          <text:p text:style-name="P9"><text:span text:style-name="T9_1">0,210                                        <text:s/>07-<text:s/>0,146<text:s/></text:span></text:p>
        </text:list-item>
        <text:list-item>
          <text:p text:style-name="P10"><text:span text:style-name="T10_1">0,154                 <text:s/>                      <text:s/>08-<text:s/>0,160</text:span><text:span text:style-name="T10_2"><text:s/></text:span></text:p>
        </text:list-item>
        <text:list-item>
          <text:p text:style-name="P11"><text:span text:style-name="T11_1">0,172                                        <text:s/>09-<text:s/>0,162</text:span><text:span text:style-name="T11_2"><text:s/></text:span></text:p>
        </text:list-item>
        <text:list-item>
          <text:p text:style-name="P12"><text:span text:style-name="T12_1">0,174                                        <text:s/>10-<text:s/>0,144</text:span><text:span text:style-name="T12_2"><text:s/></text:span></text:p>
        </text:list-item>
      </text:list>
      <text:p text:style-name="P13"><text:span text:style-name="T13_1">Média:<text:s/>0,1694                                <text:s/>Média:<text:s/>0,1574</text:span><text:span text:style-name="T13_2"> </text:span><text:span text:style-name="T13_3"><text:line-break/></text:span></text:p>
      <text:p text:style-name="P14"><text:span text:style-name="T14_1"> </text:span><text:span text:style-name="T14_2"><text:s/></text:span></text:p>
      <text:p text:style-name="P15"><text:span text:style-name="T15_1">Caixa<text:s/>01.      <text:s/>em<text:s/>16/08/07</text:span><text:span text:style-name="T15_2"><text:s/></text:span></text:p>
      <text:p text:style-name="P16"><text:span text:style-name="T16_1">Grupo:<text:s/>25mg/kg</text:span><text:span text:style-name="T16_2"><text:s/></text:span></text:p>
      <text:p text:style-name="P17"><text:span text:style-name="T17_1">Solução:<text:s/>10mg/ml<text:s/>(Valproato)<text:s/></text:span></text:p>
      <text:p text:style-name="P18"><text:span text:style-name="T18_1">              <text:s/>10mg/ml<text:s/>(CARRA)</text:span><text:span text:style-name="T18_2"><text:s/></text:span></text:p>
      <text:p text:style-name="P19"><text:span text:style-name="T19_1"> <text:s/></text:span><text:span text:style-name="T19_2"> </text:span><text:span text:style-name="T19_3"><text:line-break/></text:span><text:span text:style-name="T19_4"> </text:span><text:span text:style-name="T19_5"><text:line-break/></text:span><text:bookmark-start text:name="table01"/><text:bookmark-end text:name="table01"/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0"><text:span text:style-name="T20_1">Rato</text:span><text:span text:style-name="T20_2"><text:s/></text:span></text:p>
          </table:table-cell>
          <table:table-cell table:style-name="Cell2">
            <text:p text:style-name="P21"><text:span text:style-name="T21_1">Tempo</text:span><text:span text:style-name="T21_2"><text:s/></text:span></text:p>
          </table:table-cell>
        </table:table-row>
        <table:table-row table:style-name="Row2">
          <table:table-cell table:style-name="Cell3">
            <text:p text:style-name="P22"><text:span text:style-name="T22_1">01</text:span><text:span text:style-name="T22_2"><text:s/></text:span></text:p>
          </table:table-cell>
          <table:table-cell table:style-name="Cell4">
            <text:p text:style-name="P23"><text:span text:style-name="T23_1">15,6</text:span><text:span text:style-name="T23_2"><text:s/></text:span></text:p>
          </table:table-cell>
        </table:table-row>
        <table:table-row table:style-name="Row3">
          <table:table-cell table:style-name="Cell5">
            <text:p text:style-name="P24"><text:span text:style-name="T24_1">02</text:span><text:span text:style-name="T24_2"><text:s/></text:span></text:p>
          </table:table-cell>
          <table:table-cell table:style-name="Cell6">
            <text:p text:style-name="P25"><text:span text:style-name="T25_1">3,6</text:span><text:span text:style-name="T25_2"><text:s/></text:span></text:p>
          </table:table-cell>
        </table:table-row>
        <table:table-row table:style-name="Row4">
          <table:table-cell table:style-name="Cell7">
            <text:p text:style-name="P26"><text:span text:style-name="T26_1">03</text:span><text:span text:style-name="T26_2"><text:s/></text:span></text:p>
          </table:table-cell>
          <table:table-cell table:style-name="Cell8">
            <text:p text:style-name="P27"><text:span text:style-name="T27_1">8,6</text:span><text:span text:style-name="T27_2"><text:s/></text:span></text:p>
          </table:table-cell>
        </table:table-row>
        <table:table-row table:style-name="Row5">
          <table:table-cell table:style-name="Cell9">
            <text:p text:style-name="P28"><text:span text:style-name="T28_1">04</text:span><text:span text:style-name="T28_2"><text:s/></text:span></text:p>
          </table:table-cell>
          <table:table-cell table:style-name="Cell10">
            <text:p text:style-name="P29"><text:span text:style-name="T29_1">8,3</text:span><text:span text:style-name="T29_2"><text:s/></text:span></text:p>
          </table:table-cell>
        </table:table-row>
        <table:table-row table:style-name="Row6">
          <table:table-cell table:style-name="Cell11">
            <text:p text:style-name="P30"><text:span text:style-name="T30_1">05</text:span><text:span text:style-name="T30_2"><text:s/></text:span></text:p>
          </table:table-cell>
          <table:table-cell table:style-name="Cell12">
            <text:p text:style-name="P31"><text:span text:style-name="T31_1">12,0</text:span><text:span text:style-name="T31_2"><text:s/></text:span></text:p>
          </table:table-cell>
        </table:table-row>
        <table:table-row table:style-name="Row7">
          <table:table-cell table:style-name="Cell13">
            <text:p text:style-name="P32"><text:span text:style-name="T32_1">06</text:span><text:span text:style-name="T32_2"><text:s/></text:span></text:p>
          </table:table-cell>
          <table:table-cell table:style-name="Cell14">
            <text:p text:style-name="P33"><text:span text:style-name="T33_1">18,5</text:span><text:span text:style-name="T33_2"><text:s/></text:span></text:p>
          </table:table-cell>
        </table:table-row>
        <table:table-row table:style-name="Row8">
          <table:table-cell table:style-name="Cell15">
            <text:p text:style-name="P34"><text:span text:style-name="T34_1">07</text:span><text:span text:style-name="T34_2"><text:s/></text:span></text:p>
          </table:table-cell>
          <table:table-cell table:style-name="Cell16">
            <text:p text:style-name="P35"><text:span text:style-name="T35_1">16,7</text:span><text:span text:style-name="T35_2"><text:s/></text:span></text:p>
          </table:table-cell>
        </table:table-row>
        <table:table-row table:style-name="Row9">
          <table:table-cell table:style-name="Cell17">
            <text:p text:style-name="P36"><text:span text:style-name="T36_1">08</text:span><text:span text:style-name="T36_2"><text:s/></text:span></text:p>
          </table:table-cell>
          <table:table-cell table:style-name="Cell18">
            <text:p text:style-name="P37"><text:span text:style-name="T37_1">5,9</text:span><text:span text:style-name="T37_2"><text:s/></text:span></text:p>
          </table:table-cell>
        </table:table-row>
        <table:table-row table:style-name="Row10">
          <table:table-cell table:style-name="Cell19">
            <text:p text:style-name="P38"><text:span text:style-name="T38_1">09</text:span><text:span text:style-name="T38_2"><text:s/></text:span></text:p>
          </table:table-cell>
          <table:table-cell table:style-name="Cell20">
            <text:p text:style-name="P39"><text:span text:style-name="T39_1">11,5</text:span><text:span text:style-name="T39_2"><text:s/></text:span></text:p>
          </table:table-cell>
        </table:table-row>
        <table:table-row table:style-name="Row11">
          <table:table-cell table:style-name="Cell21">
            <text:p text:style-name="P40"><text:span text:style-name="T40_1">10</text:span><text:span text:style-name="T40_2"><text:s/></text:span></text:p>
          </table:table-cell>
          <table:table-cell table:style-name="Cell22">
            <text:p text:style-name="P41"><text:span text:style-name="T41_1">13,4</text:span><text:span text:style-name="T41_2"><text:s/></text:span></text:p>
          </table:table-cell>
        </table:table-row>
        <table:table-row table:style-name="Row12">
          <table:table-cell table:style-name="Cell23">
            <text:p text:style-name="P42"><text:span text:style-name="T42_1">Média</text:span><text:span text:style-name="T42_2"><text:s/></text:span></text:p>
          </table:table-cell>
          <table:table-cell table:style-name="Cell24">
            <text:p text:style-name="P43"><text:span text:style-name="T43_1">11,41</text:span><text:span text:style-name="T43_2"><text:s/></text:span></text:p>
          </table:table-cell>
        </table:table-row>
      </table:table>
      <text:p text:style-name="P44"><text:span text:style-name="T44_1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style:style style:name="LLS_1_0" style:family="text"/>
    <style:style style:name="LLS_1_1" style:family="text"/>
    <style:style style:name="LLS_1_2" style:family="text"/>
    <style:style style:name="LLS_1_3" style:family="text"/>
    <style:style style:name="LLS_1_4" style:family="text"/>
    <style:style style:name="LLS_1_5" style:family="text"/>
    <style:style style:name="LLS_1_6" style:family="text"/>
    <style:style style:name="LLS_1_7" style:family="text"/>
    <style:style style:name="LLS_1_8" style:family="text"/>
    <text:list-style style:name="LS1">
      <text:list-level-style-number style:num-format="1" text:style-name="LLS_1_0" text:level="1">
        <style:list-level-properties text:space-before="0.635cm" text:min-label-width="0.635cm" fo:text-align="start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</text:list-level-style-number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Peso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